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06cm" fo:margin-left="-0.7cm" table:align="left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2.196cm"/>
    </style:style>
    <style:style style:name="Table1.C" style:family="table-column">
      <style:table-column-properties style:column-width="1.905cm"/>
    </style:style>
    <style:style style:name="Table1.D" style:family="table-column">
      <style:table-column-properties style:column-width="1.453cm"/>
    </style:style>
    <style:style style:name="Table1.E" style:family="table-column">
      <style:table-column-properties style:column-width="0.557cm"/>
    </style:style>
    <style:style style:name="Table1.F" style:family="table-column">
      <style:table-column-properties style:column-width="2.09cm"/>
    </style:style>
    <style:style style:name="Table1.G" style:family="table-column">
      <style:table-column-properties style:column-width="2.408cm"/>
    </style:style>
    <style:style style:name="Table1.H" style:family="table-column">
      <style:table-column-properties style:column-width="2.302cm"/>
    </style:style>
    <style:style style:name="Table1.I" style:family="table-column">
      <style:table-column-properties style:column-width="1.796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I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208392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22d811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Liberation Serif" fo:font-size="16pt" fo:font-weight="bold" officeooo:rsid="0115ccb2" officeooo:paragraph-rsid="0122d811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0917f9" style:font-size-asian="7pt" style:font-weight-asian="bold" style:font-size-complex="7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0pt" fo:font-weight="bold" officeooo:rsid="011a5e8b" officeooo:paragraph-rsid="011a5e8b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weight="bold" officeooo:rsid="011a5e8b" officeooo:paragraph-rsid="011a5e8b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weight="bold" officeooo:rsid="0125595c" officeooo:paragraph-rsid="0125595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fo:font-weight="bold" officeooo:rsid="0129ffc2" officeooo:paragraph-rsid="0129ffc2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1a5e8b" officeooo:paragraph-rsid="0125595c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0pt" fo:font-weight="normal" officeooo:rsid="001f7fdc" officeooo:paragraph-rsid="00a8d5a6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fo:font-weight="bold" officeooo:rsid="012f178f" officeooo:paragraph-rsid="012f178f" style:font-size-asian="10pt" style:font-weight-asian="bold" style:font-size-complex="10pt" style:font-weight-complex="bold"/>
    </style:style>
    <style:style style:name="P14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3" style:family="text">
      <style:text-properties officeooo:rsid="0125595c"/>
    </style:style>
    <style:style style:name="T4" style:family="text">
      <style:text-properties fo:font-weight="bold" officeooo:rsid="0125595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table:number-columns-spanned="9" office:value-type="string">
              <text:h text:style-name="P14" text:outline-level="2"><text:span text:style-name="Source_20_Text"><text:span text:style-name="T2">Page </text:span></text:span><text:span text:style-name="Source_20_Text"><text:span text:style-name="T2"><text:page-number text:select-page="current">1</text:page-number></text:span></text:span><text:span text:style-name="Source_20_Text"><text:span text:style-name="T2"> of </text:span></text:span><text:span text:style-name="Source_20_Text"><text:span text:style-name="T2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7"/>
              <text:p text:style-name="P7">Type</text:p>
            </table:table-cell>
            <table:table-cell table:style-name="Table1.A2" office:value-type="string">
              <text:p text:style-name="P7">Validity Duration</text:p>
            </table:table-cell>
            <table:table-cell table:style-name="Table1.A2" office:value-type="string">
              <text:p text:style-name="P7">Validity Date</text:p>
            </table:table-cell>
            <table:table-cell table:style-name="Table1.A2" table:number-columns-spanned="2" office:value-type="string">
              <text:p text:style-name="P7">Proactive Visit</text:p>
            </table:table-cell>
            <table:covered-table-cell/>
            <table:table-cell table:style-name="Table1.A2" office:value-type="string">
              <text:p text:style-name="P7">Installation Visit</text:p>
            </table:table-cell>
            <table:table-cell table:style-name="Table1.A2" office:value-type="string">
              <text:p text:style-name="P7">Due Days</text:p>
              <text:p text:style-name="P7">Installation</text:p>
            </table:table-cell>
            <table:table-cell table:style-name="Table1.A2" office:value-type="string">
              <text:p text:style-name="P7">Free Visit</text:p>
            </table:table-cell>
            <table:table-cell table:style-name="Table1.I2" office:value-type="string">
              <text:p text:style-name="P7">Frequency Of Visit</text:p>
            </table:table-cell>
          </table:table-row>
        </table:table-header-rows>
        <table:table-row table:style-name="Table1.3">
          <table:table-cell table:style-name="Table1.A3" table:number-columns-spanned="9" office:value-type="string">
            <text:p text:style-name="P8"><text:text-input text:description="&lt;for each=&quot;line in get_val_rec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table:number-columns-spanned="9" office:value-type="string">
            <text:p text:style-name="P11"><text:span text:style-name="T4">Name:</text:span><text:span text:style-name="T3"> </text:span><text:text-input text:description="&lt;line['name']&gt;">Name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10">Customer: <text:s/><text:span text:style-name="T5"><text:text-input text:description="&lt;line['customer']&gt;">Customer</text:text-input></text:span><text:span text:style-name="T5"> <text:s/></text:span></text:p>
          </table:table-cell>
          <table:covered-table-cell/>
          <table:covered-table-cell/>
          <table:covered-table-cell/>
          <table:table-cell table:style-name="Table1.A3" table:number-columns-spanned="5" office:value-type="string">
            <text:p text:style-name="P10">Product: <text:span text:style-name="T5"><text:text-input text:description="&lt;line['product']&gt;">Product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5" table:number-columns-spanned="4" office:value-type="string">
            <text:p text:style-name="P9">Services: <text:span text:style-name="T5"><text:text-input text:description="&lt;line['service']&gt;">Service</text:text-input></text:span></text:p>
          </table:table-cell>
          <table:covered-table-cell/>
          <table:covered-table-cell/>
          <table:covered-table-cell/>
          <table:table-cell table:style-name="Table1.A3" table:number-columns-spanned="5" office:value-type="string">
            <text:p text:style-name="P13">Serial No: <text:span text:style-name="T5"><text:text-input text:description="&lt;line['serialno']&gt;">Serial No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5" office:value-type="string">
            <text:p text:style-name="P12"><text:text-input text:description="&lt;line['type']&gt;">Type</text:text-input></text:p>
          </table:table-cell>
          <table:table-cell table:style-name="Table1.A5" office:value-type="string">
            <text:p text:style-name="P12"><text:text-input text:description="&lt;line['val_duration']&gt;">Val Duration</text:text-input></text:p>
          </table:table-cell>
          <table:table-cell table:style-name="Table1.A5" office:value-type="string">
            <text:p text:style-name="P12"><text:text-input text:description="&lt;formatLang(line['val_duration_date'],date=True)&gt;">Val Dur Date</text:text-input></text:p>
          </table:table-cell>
          <table:table-cell table:style-name="Table1.A5" table:number-columns-spanned="2" office:value-type="string">
            <text:p text:style-name="P12"><text:text-input text:description="&lt;line['proc_visit']&gt;">Proc Visit</text:text-input></text:p>
          </table:table-cell>
          <table:covered-table-cell/>
          <table:table-cell table:style-name="Table1.A5" office:value-type="string">
            <text:p text:style-name="P12"><text:text-input text:description="&lt;line['ins_visit']&gt;">Install Visit</text:text-input></text:p>
          </table:table-cell>
          <table:table-cell table:style-name="Table1.A5" office:value-type="string">
            <text:p text:style-name="P12"><text:text-input text:description="&lt;line['due_days_ins']&gt;">Due days</text:text-input></text:p>
          </table:table-cell>
          <table:table-cell table:style-name="Table1.A5" office:value-type="string">
            <text:p text:style-name="P12"><text:text-input text:description="&lt;line['free_visit']&gt;">Free visit</text:text-input></text:p>
          </table:table-cell>
          <table:table-cell table:style-name="Table1.A3" office:value-type="string">
            <text:p text:style-name="P12"><text:text-input text:description="&lt;line['fre_proc_visit']&gt;">Free proc visit</text:text-input></text:p>
          </table:table-cell>
        </table:table-row>
        <table:table-row table:style-name="Table1.8">
          <table:table-cell table:style-name="Table1.A3" table:number-columns-spanned="9" office:value-type="string">
            <text:p text:style-name="P8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Printed on <text:date style:data-style-name="N79" text:date-value="2017-04-22T11:07:50.219485019">Saturday, April 22, 2017</text:date> at <text:time style:data-style-name="N42" text:time-value="2017-04-22T11:07:50.219664811">11:06 A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208392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22d811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Liberation Serif" fo:font-size="16pt" fo:font-weight="bold" officeooo:rsid="0115ccb2" officeooo:paragraph-rsid="0122d811" style:font-size-asian="16pt" style:font-weight-asian="bold" style:font-size-complex="16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Contract Report</text:p>
        <text:p text:style-name="MP4"/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4-22T11:07:50.138101302</dc:date>
    <meta:editing-duration>PT16H57M56S</meta:editing-duration>
    <meta:editing-cycles>296</meta:editing-cycles>
    <meta:generator>LibreOffice/4.2.8.2$Linux_X86_64 LibreOffice_project/420m0$Build-2</meta:generator>
    <meta:document-statistic meta:table-count="1" meta:image-count="0" meta:object-count="0" meta:page-count="1" meta:paragraph-count="29" meta:word-count="104" meta:character-count="441" meta:non-whitespace-character-count="394"/>
  </office:meta>
</office:document-meta>
</file>